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2.1654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283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est_results_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ce9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3">
            <text:p>Model</text:p>
          </table:table-cell>
          <table:table-cell table:style-name="ce7" office:value-type="string" calcext:value-type="string" table:number-columns-spanned="2" table:number-rows-spanned="1">
            <text:p>Oś X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Oś Y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Kąt</text:p>
          </table:table-cell>
          <table:covered-table-cell table:style-name="ce2"/>
          <table:table-cell table:number-columns-repeated="5"/>
        </table:table-row>
        <table:table-row table:style-name="ro1" table:visibility="collapse">
          <table:table-cell table:number-columns-repeated="4"/>
          <table:covered-table-cell table:style-name="ce6"/>
          <table:table-cell table:style-name="ce2" table:number-columns-repeated="6"/>
          <table:table-cell table:number-columns-repeated="5"/>
        </table:table-row>
        <table:table-row table:style-name="ro2">
          <table:table-cell table:number-columns-repeated="4"/>
          <table:covered-table-cell table:style-name="ce6"/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number-columns-repeated="3"/>
          <table:table-cell table:style-name="ce2" office:value-type="string" calcext:value-type="string">
            <text:p>Model</text:p>
          </table:table-cell>
          <table:table-cell table:style-name="ce16" office:value-type="string" calcext:value-type="string">
            <text:p>Wartość sumy odchyleń standardowych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table:style-name="ce14" office:value-type="float" office:value="0.1053" calcext:value-type="float">
            <text:p>0.1053</text:p>
          </table:table-cell>
          <table:table-cell table:style-name="ce9"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table:style-name="ce15" office:value-type="float" office:value="0.1126" calcext:value-type="float">
            <text:p>0.112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INDEX([.$E$42:.$E$100]; MATCH([.P8]; [.$F$42:.$F$100]; 0))" office:value-type="string" office:string-value="model_conv3_dropout_leaky" calcext:value-type="string">
            <text:p>model_conv3_dropout_leaky</text:p>
          </table:table-cell>
          <table:table-cell table:style-name="ce2" table:formula="of:=SMALL([.F$42:.F$68];1)" office:value-type="float" office:value="0.2602" calcext:value-type="float">
            <text:p>0.26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table:style-name="ce14" office:value-type="float" office:value="0.0997" calcext:value-type="float">
            <text:p>0.0997</text:p>
          </table:table-cell>
          <table:table-cell table:style-name="ce9"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table:style-name="ce15" office:value-type="float" office:value="0.079" calcext:value-type="float">
            <text:p>0.079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INDEX([.$E$42:.$E$100]; MATCH([.P9]; [.$F$42:.$F$100]; 0))" office:value-type="string" office:string-value="model_conv3_tanh" calcext:value-type="string">
            <text:p>model_conv3_tanh</text:p>
          </table:table-cell>
          <table:table-cell table:style-name="ce2" table:formula="of:=SMALL([.F$42:.F$68];2)" office:value-type="float" office:value="0.2693" calcext:value-type="float">
            <text:p>0.2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INDEX([.$E$42:.$E$100]; MATCH([.P10]; [.$F$42:.$F$100]; 0))" office:value-type="string" office:string-value="model_conv3_norm_tanh" calcext:value-type="string">
            <text:p>model_conv3_norm_tanh</text:p>
          </table:table-cell>
          <table:table-cell table:style-name="ce2" table:formula="of:=SMALL([.F$42:.F$68];3)" office:value-type="float" office:value="0.2757" calcext:value-type="float">
            <text:p>0.2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table:style-name="ce14" office:value-type="float" office:value="0.0969" calcext:value-type="float">
            <text:p>0.0969</text:p>
          </table:table-cell>
          <table:table-cell table:style-name="ce9"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table:style-name="ce15" office:value-type="float" office:value="0.1032" calcext:value-type="float">
            <text:p>0.10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0.0938" calcext:value-type="float">
            <text:p>0.0938</text:p>
          </table:table-cell>
          <table:table-cell table:style-name="ce9"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table:style-name="ce15" office:value-type="float" office:value="0.0805" calcext:value-type="float">
            <text:p>0.08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table:style-name="ce14" office:value-type="float" office:value="0.1047" calcext:value-type="float">
            <text:p>0.1047</text:p>
          </table:table-cell>
          <table:table-cell table:style-name="ce9"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table:style-name="ce15" office:value-type="float" office:value="0.1163" calcext:value-type="float">
            <text:p>0.1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98" calcext:value-type="float">
            <text:p>0.0998</text:p>
          </table:table-cell>
          <table:table-cell table:style-name="ce9"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table:style-name="ce15" office:value-type="float" office:value="0.0811" calcext:value-type="float">
            <text:p>0.08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table:style-name="ce14" office:value-type="float" office:value="0.1012" calcext:value-type="float">
            <text:p>0.1012</text:p>
          </table:table-cell>
          <table:table-cell table:style-name="ce9"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table:style-name="ce15" office:value-type="float" office:value="0.0591" calcext:value-type="float">
            <text:p>0.05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table:style-name="ce14" office:value-type="float" office:value="0.0935" calcext:value-type="float">
            <text:p>0.0935</text:p>
          </table:table-cell>
          <table:table-cell table:style-name="ce9"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table:style-name="ce15" office:value-type="float" office:value="0.1115" calcext:value-type="float">
            <text:p>0.1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table:style-name="ce14" office:value-type="float" office:value="0.0974" calcext:value-type="float">
            <text:p>0.0974</text:p>
          </table:table-cell>
          <table:table-cell table:style-name="ce9"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table:style-name="ce15"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table:style-name="ce15" office:value-type="float" office:value="0.0635" calcext:value-type="float">
            <text:p>0.06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table:style-name="ce14" office:value-type="float" office:value="0.0933" calcext:value-type="float">
            <text:p>0.0933</text:p>
          </table:table-cell>
          <table:table-cell table:style-name="ce9"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table:style-name="ce15"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table:style-name="ce14" office:value-type="float" office:value="0.0928" calcext:value-type="float">
            <text:p>0.0928</text:p>
          </table:table-cell>
          <table:table-cell table:style-name="ce9"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table:style-name="ce15" office:value-type="float" office:value="0.0901" calcext:value-type="float">
            <text:p>0.09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21" calcext:value-type="float">
            <text:p>0.0921</text:p>
          </table:table-cell>
          <table:table-cell table:style-name="ce9"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table:style-name="ce15" office:value-type="float" office:value="0.0862" calcext:value-type="float">
            <text:p>0.08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table:style-name="ce14" office:value-type="float" office:value="0.1095" calcext:value-type="float">
            <text:p>0.1095</text:p>
          </table:table-cell>
          <table:table-cell table:style-name="ce9"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table:style-name="ce15" office:value-type="float" office:value="0.0993" calcext:value-type="float">
            <text:p>0.0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table:style-name="ce14" office:value-type="float" office:value="0.0989" calcext:value-type="float">
            <text:p>0.0989</text:p>
          </table:table-cell>
          <table:table-cell table:style-name="ce9"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table:style-name="ce15"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table:style-name="ce14" office:value-type="float" office:value="0.1005" calcext:value-type="float">
            <text:p>0.1005</text:p>
          </table:table-cell>
          <table:table-cell table:style-name="ce9"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table:style-name="ce15" office:value-type="float" office:value="0.0631" calcext:value-type="float">
            <text:p>0.06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table:style-name="ce14" office:value-type="float" office:value="0.0983" calcext:value-type="float">
            <text:p>0.0983</text:p>
          </table:table-cell>
          <table:table-cell table:style-name="ce9"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table:style-name="ce15" office:value-type="float" office:value="0.1127" calcext:value-type="float">
            <text:p>0.1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table:style-name="ce15" office:value-type="float" office:value="0.0844" calcext:value-type="float">
            <text:p>0.08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table:style-name="ce14" office:value-type="float" office:value="0.1009" calcext:value-type="float">
            <text:p>0.1009</text:p>
          </table:table-cell>
          <table:table-cell table:style-name="ce9"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table:style-name="ce15" office:value-type="float" office:value="0.057" calcext:value-type="float">
            <text:p>0.0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table:style-name="ce14" office:value-type="float" office:value="0.0907" calcext:value-type="float">
            <text:p>0.0907</text:p>
          </table:table-cell>
          <table:table-cell table:style-name="ce9"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table:style-name="ce15" office:value-type="float" office:value="0.1092" calcext:value-type="float">
            <text:p>0.10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34" calcext:value-type="float">
            <text:p>0.0934</text:p>
          </table:table-cell>
          <table:table-cell table:style-name="ce9"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table:style-name="ce15" office:value-type="float" office:value="0.0782" calcext:value-type="float">
            <text:p>0.07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table:style-name="ce14" office:value-type="float" office:value="0.093" calcext:value-type="float">
            <text:p>0.093</text:p>
          </table:table-cell>
          <table:table-cell table:style-name="ce9"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table:style-name="ce15" office:value-type="float" office:value="0.0585" calcext:value-type="float">
            <text:p>0.0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table:style-name="ce14" office:value-type="float" office:value="0.0979" calcext:value-type="float">
            <text:p>0.0979</text:p>
          </table:table-cell>
          <table:table-cell table:style-name="ce9"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table:style-name="ce15" office:value-type="float" office:value="0.1039" calcext:value-type="float">
            <text:p>0.1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table:style-name="ce14" office:value-type="float" office:value="0.1044" calcext:value-type="float">
            <text:p>0.1044</text:p>
          </table:table-cell>
          <table:table-cell table:style-name="ce9"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table:style-name="ce15" office:value-type="float" office:value="0.0795" calcext:value-type="float">
            <text:p>0.07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1031" calcext:value-type="float">
            <text:p>0.1031</text:p>
          </table:table-cell>
          <table:table-cell table:style-name="ce9"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table:style-name="ce15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1" table:number-rows-spanned="3">
            <text:p>Model</text:p>
          </table:table-cell>
          <table:table-cell table:style-name="ce10" office:value-type="string" calcext:value-type="string" table:number-columns-spanned="1" table:number-rows-spanned="3">
            <text:p>Suma odchyleń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3">
            <text:p>Model</text:p>
          </table:table-cell>
          <table:table-cell table:style-name="ce10" office:value-type="string" calcext:value-type="string" table:number-columns-spanned="1" table:number-rows-spanned="3">
            <text:p>Suma odchyleń</text:p>
          </table:table-cell>
          <table:table-cell table:number-columns-repeated="2"/>
          <table:covered-table-cell table:style-name="ce6"/>
          <table:covered-table-cell table:style-name="ce11"/>
          <table:table-cell table:number-columns-repeated="6"/>
        </table:table-row>
        <table:table-row table:style-name="ro1">
          <table:table-cell table:number-columns-repeated="4"/>
          <table:covered-table-cell table:style-name="ce6"/>
          <table:covered-table-cell table:style-name="ce11"/>
          <table:table-cell table:number-columns-repeated="2"/>
          <table:covered-table-cell table:style-name="ce6"/>
          <table:covered-table-cell table:style-name="ce11"/>
          <table:table-cell table:number-columns-repeated="6"/>
        </table:table-row>
        <table:table-row table:style-name="ro1">
          <table:table-cell table:number-columns-repeated="4"/>
          <table:covered-table-cell table:style-name="ce6"/>
          <table:covered-table-cell table:style-name="ce11"/>
          <table:table-cell table:number-columns-repeated="2"/>
          <table:table-cell table:style-name="ce3" office:value-type="string" calcext:value-type="string">
            <text:p>model_conv3_dropout_leaky</text:p>
          </table:table-cell>
          <table:table-cell table:style-name="ce12" office:value-type="float" office:value="0.2602" calcext:value-type="float">
            <text:p>0.2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table:style-name="ce12" table:formula="of:=SUM([.G8];[.I8];[.K8])" office:value-type="float" office:value="0.3382" calcext:value-type="float">
            <text:p>0.3382</text:p>
          </table:table-cell>
          <table:table-cell table:number-columns-repeated="2"/>
          <table:table-cell table:style-name="ce3" office:value-type="string" calcext:value-type="string">
            <text:p>model_conv3_tanh</text:p>
          </table:table-cell>
          <table:table-cell table:style-name="ce12" office:value-type="float" office:value="0.2693" calcext:value-type="float">
            <text:p>0.26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table:style-name="ce12" table:formula="of:=SUM([.G9];[.I9];[.K9])" office:value-type="float" office:value="0.2984" calcext:value-type="float">
            <text:p>0.2984</text:p>
          </table:table-cell>
          <table:table-cell table:number-columns-repeated="2"/>
          <table:table-cell table:style-name="ce3" office:value-type="string" calcext:value-type="string">
            <text:p>model_conv3_norm_tanh</text:p>
          </table:table-cell>
          <table:table-cell table:style-name="ce12" office:value-type="float" office:value="0.2757" calcext:value-type="float">
            <text:p>0.275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table:style-name="ce12" table:formula="of:=SUM([.G10];[.I10];[.K10])" office:value-type="float" office:value="0.2884" calcext:value-type="float">
            <text:p>0.2884</text:p>
          </table:table-cell>
          <table:table-cell table:number-columns-repeated="2"/>
          <table:table-cell table:style-name="ce3" office:value-type="string" calcext:value-type="string">
            <text:p>model_conv3_leaky</text:p>
          </table:table-cell>
          <table:table-cell table:style-name="ce12" office:value-type="float" office:value="0.2758" calcext:value-type="float">
            <text:p>0.27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table:style-name="ce12" table:formula="of:=SUM([.G11];[.I11];[.K11])" office:value-type="float" office:value="0.3085" calcext:value-type="float">
            <text:p>0.3085</text:p>
          </table:table-cell>
          <table:table-cell table:number-columns-repeated="2"/>
          <table:table-cell table:style-name="ce3" office:value-type="string" calcext:value-type="string">
            <text:p>model_conv2_norm_tanh</text:p>
          </table:table-cell>
          <table:table-cell table:style-name="ce12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table:style-name="ce12" table:formula="of:=SUM([.G12];[.I12];[.K12])" office:value-type="float" office:value="0.2931" calcext:value-type="float">
            <text:p>0.2931</text:p>
          </table:table-cell>
          <table:table-cell table:number-columns-repeated="2"/>
          <table:table-cell table:style-name="ce3" office:value-type="string" calcext:value-type="string">
            <text:p>model_conv2_dropout_leaky</text:p>
          </table:table-cell>
          <table:table-cell table:style-name="ce12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table:style-name="ce12" table:formula="of:=SUM([.G13];[.I13];[.K13])" office:value-type="float" office:value="0.2886" calcext:value-type="float">
            <text:p>0.2886</text:p>
          </table:table-cell>
          <table:table-cell table:number-columns-repeated="2"/>
          <table:table-cell table:style-name="ce3" office:value-type="string" calcext:value-type="string">
            <text:p>model_conv3_norm_leaky</text:p>
          </table:table-cell>
          <table:table-cell table:style-name="ce12" office:value-type="float" office:value="0.2791" calcext:value-type="float">
            <text:p>0.27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table:style-name="ce12" table:formula="of:=SUM([.G14];[.I14];[.K14])" office:value-type="float" office:value="0.342" calcext:value-type="float">
            <text:p>0.342</text:p>
          </table:table-cell>
          <table:table-cell table:number-columns-repeated="2"/>
          <table:table-cell table:style-name="ce3" office:value-type="string" calcext:value-type="string">
            <text:p>model_conv3_norm_relu</text:p>
          </table:table-cell>
          <table:table-cell table:style-name="ce12" office:value-type="float" office:value="0.2793" calcext:value-type="float">
            <text:p>0.279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table:style-name="ce12" table:formula="of:=SUM([.G15];[.I15];[.K15])" office:value-type="float" office:value="0.2963" calcext:value-type="float">
            <text:p>0.2963</text:p>
          </table:table-cell>
          <table:table-cell table:number-columns-repeated="2"/>
          <table:table-cell table:style-name="ce3" office:value-type="string" calcext:value-type="string">
            <text:p>model_conv3_dropout_tanh</text:p>
          </table:table-cell>
          <table:table-cell table:style-name="ce12" office:value-type="float" office:value="0.2826" calcext:value-type="float">
            <text:p>0.28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table:style-name="ce12" table:formula="of:=SUM([.G16];[.I16];[.K16])" office:value-type="float" office:value="0.2793" calcext:value-type="float">
            <text:p>0.2793</text:p>
          </table:table-cell>
          <table:table-cell table:number-columns-repeated="2"/>
          <table:table-cell table:style-name="ce3" office:value-type="string" calcext:value-type="string">
            <text:p>model_conv2_dropout_tanh</text:p>
          </table:table-cell>
          <table:table-cell table:style-name="ce12" office:value-type="float" office:value="0.2856" calcext:value-type="float">
            <text:p>0.285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table:style-name="ce12" table:formula="of:=SUM([.G17];[.I17];[.K17])" office:value-type="float" office:value="0.3119" calcext:value-type="float">
            <text:p>0.3119</text:p>
          </table:table-cell>
          <table:table-cell table:number-columns-repeated="2"/>
          <table:table-cell table:style-name="ce3" office:value-type="string" calcext:value-type="string">
            <text:p>model_conv3_relu</text:p>
          </table:table-cell>
          <table:table-cell table:style-name="ce12" office:value-type="float" office:value="0.2884" calcext:value-type="float">
            <text:p>0.28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table:style-name="ce12" table:formula="of:=SUM([.G18];[.I18];[.K18])" office:value-type="float" office:value="0.3301" calcext:value-type="float">
            <text:p>0.3301</text:p>
          </table:table-cell>
          <table:table-cell table:number-columns-repeated="2"/>
          <table:table-cell table:style-name="ce3" office:value-type="string" calcext:value-type="string">
            <text:p>model_conv3_dropout_relu</text:p>
          </table:table-cell>
          <table:table-cell table:style-name="ce12" office:value-type="float" office:value="0.2886" calcext:value-type="float">
            <text:p>0.28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table:style-name="ce12" table:formula="of:=SUM([.G19];[.I19];[.K19])" office:value-type="float" office:value="0.2693" calcext:value-type="float">
            <text:p>0.2693</text:p>
          </table:table-cell>
          <table:table-cell table:number-columns-repeated="2"/>
          <table:table-cell table:style-name="ce3" office:value-type="string" calcext:value-type="string">
            <text:p>model_conv2_dropout_relu</text:p>
          </table:table-cell>
          <table:table-cell table:style-name="ce12" office:value-type="float" office:value="0.2931" calcext:value-type="float">
            <text:p>0.29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table:style-name="ce12" table:formula="of:=SUM([.G20];[.I20];[.K20])" office:value-type="float" office:value="0.3147" calcext:value-type="float">
            <text:p>0.3147</text:p>
          </table:table-cell>
          <table:table-cell table:number-columns-repeated="2"/>
          <table:table-cell table:style-name="ce3" office:value-type="string" calcext:value-type="string">
            <text:p>model_conv2_leaky</text:p>
          </table:table-cell>
          <table:table-cell table:style-name="ce12" office:value-type="float" office:value="0.2958" calcext:value-type="float">
            <text:p>0.29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table:style-name="ce12" table:formula="of:=SUM([.G21];[.I21];[.K21])" office:value-type="float" office:value="0.2856" calcext:value-type="float">
            <text:p>0.2856</text:p>
          </table:table-cell>
          <table:table-cell table:number-columns-repeated="2"/>
          <table:table-cell table:style-name="ce3" office:value-type="string" calcext:value-type="string">
            <text:p>model_conv2_norm_relu</text:p>
          </table:table-cell>
          <table:table-cell table:style-name="ce12" office:value-type="float" office:value="0.2963" calcext:value-type="float">
            <text:p>0.29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table:style-name="ce12" table:formula="of:=SUM([.G22];[.I22];[.K22])" office:value-type="float" office:value="0.2826" calcext:value-type="float">
            <text:p>0.2826</text:p>
          </table:table-cell>
          <table:table-cell table:number-columns-repeated="2"/>
          <table:table-cell table:style-name="ce3" office:value-type="string" calcext:value-type="string">
            <text:p>model_conv2_relu</text:p>
          </table:table-cell>
          <table:table-cell table:style-name="ce12" office:value-type="float" office:value="0.2984" calcext:value-type="float">
            <text:p>0.298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table:style-name="ce12" table:formula="of:=SUM([.G23];[.I23];[.K23])" office:value-type="float" office:value="0.3395" calcext:value-type="float">
            <text:p>0.3395</text:p>
          </table:table-cell>
          <table:table-cell table:number-columns-repeated="2"/>
          <table:table-cell table:style-name="ce3" office:value-type="string" calcext:value-type="string">
            <text:p>model_conv2_norm_leaky</text:p>
          </table:table-cell>
          <table:table-cell table:style-name="ce12" office:value-type="float" office:value="0.3058" calcext:value-type="float">
            <text:p>0.30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table:style-name="ce12" table:formula="of:=SUM([.G24];[.I24];[.K24])" office:value-type="float" office:value="0.2791" calcext:value-type="float">
            <text:p>0.2791</text:p>
          </table:table-cell>
          <table:table-cell table:number-columns-repeated="2"/>
          <table:table-cell table:style-name="ce3" office:value-type="string" calcext:value-type="string">
            <text:p>model_conv1_dropout_leaky</text:p>
          </table:table-cell>
          <table:table-cell table:style-name="ce12" office:value-type="float" office:value="0.3083" calcext:value-type="float">
            <text:p>0.308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table:style-name="ce12" table:formula="of:=SUM([.G25];[.I25];[.K25])" office:value-type="float" office:value="0.2757" calcext:value-type="float">
            <text:p>0.2757</text:p>
          </table:table-cell>
          <table:table-cell table:number-columns-repeated="2"/>
          <table:table-cell table:style-name="ce3" office:value-type="string" calcext:value-type="string">
            <text:p>model_conv1_dropout_relu</text:p>
          </table:table-cell>
          <table:table-cell table:style-name="ce12" office:value-type="float" office:value="0.3085" calcext:value-type="float">
            <text:p>0.30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table:style-name="ce12" table:formula="of:=SUM([.G26];[.I26];[.K26])" office:value-type="float" office:value="0.3241" calcext:value-type="float">
            <text:p>0.3241</text:p>
          </table:table-cell>
          <table:table-cell table:number-columns-repeated="2"/>
          <table:table-cell table:style-name="ce3" office:value-type="string" calcext:value-type="string">
            <text:p>model_conv1_tanh</text:p>
          </table:table-cell>
          <table:table-cell table:style-name="ce12" office:value-type="float" office:value="0.3119" calcext:value-type="float">
            <text:p>0.31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table:style-name="ce12" table:formula="of:=SUM([.G27];[.I27];[.K27])" office:value-type="float" office:value="0.2958" calcext:value-type="float">
            <text:p>0.2958</text:p>
          </table:table-cell>
          <table:table-cell table:number-columns-repeated="2"/>
          <table:table-cell table:style-name="ce3" office:value-type="string" calcext:value-type="string">
            <text:p>model_conv1_dropout_tanh</text:p>
          </table:table-cell>
          <table:table-cell table:style-name="ce12" office:value-type="float" office:value="0.3147" calcext:value-type="float">
            <text:p>0.31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table:style-name="ce12" table:formula="of:=SUM([.G28];[.I28];[.K28])" office:value-type="float" office:value="0.2758" calcext:value-type="float">
            <text:p>0.2758</text:p>
          </table:table-cell>
          <table:table-cell table:number-columns-repeated="2"/>
          <table:table-cell table:style-name="ce3" office:value-type="string" calcext:value-type="string">
            <text:p>model_conv1_norm_leaky</text:p>
          </table:table-cell>
          <table:table-cell table:style-name="ce12" office:value-type="float" office:value="0.3164" calcext:value-type="float">
            <text:p>0.31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table:style-name="ce12" table:formula="of:=SUM([.G29];[.I29];[.K29])" office:value-type="float" office:value="0.3083" calcext:value-type="float">
            <text:p>0.3083</text:p>
          </table:table-cell>
          <table:table-cell table:number-columns-repeated="2"/>
          <table:table-cell table:style-name="ce3" office:value-type="string" calcext:value-type="string">
            <text:p>model_conv1_leaky</text:p>
          </table:table-cell>
          <table:table-cell table:style-name="ce12" office:value-type="float" office:value="0.3241" calcext:value-type="float">
            <text:p>0.324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table:style-name="ce12" table:formula="of:=SUM([.G30];[.I30];[.K30])" office:value-type="float" office:value="0.2791" calcext:value-type="float">
            <text:p>0.2791</text:p>
          </table:table-cell>
          <table:table-cell table:number-columns-repeated="2"/>
          <table:table-cell table:style-name="ce3" office:value-type="string" calcext:value-type="string">
            <text:p>model_conv2_tanh</text:p>
          </table:table-cell>
          <table:table-cell table:style-name="ce12" office:value-type="float" office:value="0.3301" calcext:value-type="float">
            <text:p>0.33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table:style-name="ce12" table:formula="of:=SUM([.G31];[.I31];[.K31])" office:value-type="float" office:value="0.2602" calcext:value-type="float">
            <text:p>0.2602</text:p>
          </table:table-cell>
          <table:table-cell table:number-columns-repeated="2"/>
          <table:table-cell table:style-name="ce3" office:value-type="string" calcext:value-type="string">
            <text:p>model_conv1_relu</text:p>
          </table:table-cell>
          <table:table-cell table:style-name="ce12" office:value-type="float" office:value="0.3382" calcext:value-type="float">
            <text:p>0.33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table:style-name="ce12" table:formula="of:=SUM([.G32];[.I32];[.K32])" office:value-type="float" office:value="0.3164" calcext:value-type="float">
            <text:p>0.3164</text:p>
          </table:table-cell>
          <table:table-cell table:number-columns-repeated="2"/>
          <table:table-cell table:style-name="ce3" office:value-type="string" calcext:value-type="string">
            <text:p>model_conv1_norm_tanh</text:p>
          </table:table-cell>
          <table:table-cell table:style-name="ce12" office:value-type="float" office:value="0.3395" calcext:value-type="float">
            <text:p>0.33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table:style-name="ce12" table:formula="of:=SUM([.G33];[.I33];[.K33])" office:value-type="float" office:value="0.3058" calcext:value-type="float">
            <text:p>0.3058</text:p>
          </table:table-cell>
          <table:table-cell table:number-columns-repeated="2"/>
          <table:table-cell table:style-name="ce3" office:value-type="string" calcext:value-type="string">
            <text:p>model_conv1_norm_relu</text:p>
          </table:table-cell>
          <table:table-cell table:style-name="ce12" office:value-type="float" office:value="0.342" calcext:value-type="float">
            <text:p>0.34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table:style-name="ce12" table:formula="of:=SUM([.G34];[.I34];[.K34])" office:value-type="float" office:value="0.2791" calcext:value-type="float">
            <text:p>0.2791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test_result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3">
            <text:p>Model</text:p>
          </table:table-cell>
          <table:table-cell table:style-name="ce7" office:value-type="string" calcext:value-type="string" table:number-columns-spanned="2" table:number-rows-spanned="1">
            <text:p>Oś X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Oś Y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Kąt</text:p>
          </table:table-cell>
          <table:covered-table-cell table:style-name="ce2"/>
          <table:table-cell table:number-columns-repeated="5"/>
        </table:table-row>
        <table:table-row table:style-name="ro1" table:visibility="collapse">
          <table:table-cell table:number-columns-repeated="4"/>
          <table:covered-table-cell table:style-name="ce6"/>
          <table:table-cell table:style-name="ce2" table:number-columns-repeated="6"/>
          <table:table-cell table:number-columns-repeated="5"/>
        </table:table-row>
        <table:table-row table:style-name="ro2">
          <table:table-cell table:number-columns-repeated="4"/>
          <table:covered-table-cell table:style-name="ce6"/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number-columns-repeated="3"/>
          <table:table-cell table:style-name="ce2" office:value-type="string" calcext:value-type="string">
            <text:p>Model</text:p>
          </table:table-cell>
          <table:table-cell table:style-name="ce16" office:value-type="string" calcext:value-type="string">
            <text:p>Wartość sumy odchyleń standardowych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table:style-name="ce14" office:value-type="float" office:value="0.1053" calcext:value-type="float">
            <text:p>0.1053</text:p>
          </table:table-cell>
          <table:table-cell table:style-name="ce9" office:value-type="float" office:value="0.0078" calcext:value-type="float">
            <text:p>0.0078</text:p>
          </table:table-cell>
          <table:table-cell table:style-name="ce15" office:value-type="float" office:value="0.1203" calcext:value-type="float">
            <text:p>0.1203</text:p>
          </table:table-cell>
          <table:table-cell table:style-name="ce9" office:value-type="float" office:value="0.0082" calcext:value-type="float">
            <text:p>0.0082</text:p>
          </table:table-cell>
          <table:table-cell table:style-name="ce15" office:value-type="float" office:value="0.1126" calcext:value-type="float">
            <text:p>0.112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INDEX([.$E$42:.$E$100]; MATCH([.P8]; [.$F$42:.$F$100]; 0))" office:value-type="string" office:string-value="model_conv3_dropout_leaky" calcext:value-type="string">
            <text:p>model_conv3_dropout_leaky</text:p>
          </table:table-cell>
          <table:table-cell table:style-name="ce2" table:formula="of:=SMALL([.F$42:.F$68];1)" office:value-type="float" office:value="0.2602" calcext:value-type="float">
            <text:p>0.26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table:style-name="ce14" office:value-type="float" office:value="0.0997" calcext:value-type="float">
            <text:p>0.0997</text:p>
          </table:table-cell>
          <table:table-cell table:style-name="ce9" office:value-type="float" office:value="-0.0057" calcext:value-type="float">
            <text:p>-0.0057</text:p>
          </table:table-cell>
          <table:table-cell table:style-name="ce15" office:value-type="float" office:value="0.1197" calcext:value-type="float">
            <text:p>0.1197</text:p>
          </table:table-cell>
          <table:table-cell table:style-name="ce9" office:value-type="float" office:value="0.0009" calcext:value-type="float">
            <text:p>0.0009</text:p>
          </table:table-cell>
          <table:table-cell table:style-name="ce15" office:value-type="float" office:value="0.079" calcext:value-type="float">
            <text:p>0.079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INDEX([.$E$42:.$E$100]; MATCH([.P9]; [.$F$42:.$F$100]; 0))" office:value-type="string" office:string-value="model_conv3_tanh" calcext:value-type="string">
            <text:p>model_conv3_tanh</text:p>
          </table:table-cell>
          <table:table-cell table:style-name="ce2" table:formula="of:=SMALL([.F$42:.F$68];2)" office:value-type="float" office:value="0.2693" calcext:value-type="float">
            <text:p>0.2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45" calcext:value-type="float">
            <text:p>0.0045</text:p>
          </table:table-cell>
          <table:table-cell table:style-name="ce15" office:value-type="float" office:value="0.0957" calcext:value-type="float">
            <text:p>0.0957</text:p>
          </table:table-cell>
          <table:table-cell table:style-name="ce9" office:value-type="float" office:value="-0.0063" calcext:value-type="float">
            <text:p>-0.006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INDEX([.$E$42:.$E$100]; MATCH([.P10]; [.$F$42:.$F$100]; 0))" office:value-type="string" office:string-value="model_conv3_norm_tanh" calcext:value-type="string">
            <text:p>model_conv3_norm_tanh</text:p>
          </table:table-cell>
          <table:table-cell table:style-name="ce2" table:formula="of:=SMALL([.F$42:.F$68];3)" office:value-type="float" office:value="0.2757" calcext:value-type="float">
            <text:p>0.2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table:style-name="ce14" office:value-type="float" office:value="0.0969" calcext:value-type="float">
            <text:p>0.0969</text:p>
          </table:table-cell>
          <table:table-cell table:style-name="ce9" office:value-type="float" office:value="-0.009" calcext:value-type="float">
            <text:p>-0.009</text:p>
          </table:table-cell>
          <table:table-cell table:style-name="ce15" office:value-type="float" office:value="0.1084" calcext:value-type="float">
            <text:p>0.1084</text:p>
          </table:table-cell>
          <table:table-cell table:style-name="ce9" office:value-type="float" office:value="0.0134" calcext:value-type="float">
            <text:p>0.0134</text:p>
          </table:table-cell>
          <table:table-cell table:style-name="ce15" office:value-type="float" office:value="0.1032" calcext:value-type="float">
            <text:p>0.10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0.0938" calcext:value-type="float">
            <text:p>0.0938</text:p>
          </table:table-cell>
          <table:table-cell table:style-name="ce9" office:value-type="float" office:value="0.0074" calcext:value-type="float">
            <text:p>0.0074</text:p>
          </table:table-cell>
          <table:table-cell table:style-name="ce15" office:value-type="float" office:value="0.1188" calcext:value-type="float">
            <text:p>0.1188</text:p>
          </table:table-cell>
          <table:table-cell table:style-name="ce9" office:value-type="float" office:value="-0.0072" calcext:value-type="float">
            <text:p>-0.0072</text:p>
          </table:table-cell>
          <table:table-cell table:style-name="ce15" office:value-type="float" office:value="0.0805" calcext:value-type="float">
            <text:p>0.08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32" calcext:value-type="float">
            <text:p>0.0032</text:p>
          </table:table-cell>
          <table:table-cell table:style-name="ce15" office:value-type="float" office:value="0.0959" calcext:value-type="float">
            <text:p>0.0959</text:p>
          </table:table-cell>
          <table:table-cell table:style-name="ce9" office:value-type="float" office:value="-0.0073" calcext:value-type="float">
            <text:p>-0.007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table:style-name="ce14" office:value-type="float" office:value="0.1047" calcext:value-type="float">
            <text:p>0.1047</text:p>
          </table:table-cell>
          <table:table-cell table:style-name="ce9" office:value-type="float" office:value="0.0054" calcext:value-type="float">
            <text:p>0.0054</text:p>
          </table:table-cell>
          <table:table-cell table:style-name="ce15" office:value-type="float" office:value="0.121" calcext:value-type="float">
            <text:p>0.121</text:p>
          </table:table-cell>
          <table:table-cell table:style-name="ce9" office:value-type="float" office:value="0.0261" calcext:value-type="float">
            <text:p>0.0261</text:p>
          </table:table-cell>
          <table:table-cell table:style-name="ce15" office:value-type="float" office:value="0.1163" calcext:value-type="float">
            <text:p>0.1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98" calcext:value-type="float">
            <text:p>0.0998</text:p>
          </table:table-cell>
          <table:table-cell table:style-name="ce9" office:value-type="float" office:value="0.0069" calcext:value-type="float">
            <text:p>0.0069</text:p>
          </table:table-cell>
          <table:table-cell table:style-name="ce15" office:value-type="float" office:value="0.1154" calcext:value-type="float">
            <text:p>0.1154</text:p>
          </table:table-cell>
          <table:table-cell table:style-name="ce9" office:value-type="float" office:value="0.0007" calcext:value-type="float">
            <text:p>0.0007</text:p>
          </table:table-cell>
          <table:table-cell table:style-name="ce15" office:value-type="float" office:value="0.0811" calcext:value-type="float">
            <text:p>0.08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table:style-name="ce14" office:value-type="float" office:value="0.1012" calcext:value-type="float">
            <text:p>0.1012</text:p>
          </table:table-cell>
          <table:table-cell table:style-name="ce9" office:value-type="float" office:value="0.0073" calcext:value-type="float">
            <text:p>0.0073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9" office:value-type="float" office:value="0.006" calcext:value-type="float">
            <text:p>0.006</text:p>
          </table:table-cell>
          <table:table-cell table:style-name="ce15" office:value-type="float" office:value="0.0591" calcext:value-type="float">
            <text:p>0.05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table:style-name="ce14" office:value-type="float" office:value="0.0935" calcext:value-type="float">
            <text:p>0.0935</text:p>
          </table:table-cell>
          <table:table-cell table:style-name="ce9" office:value-type="float" office:value="0.0146" calcext:value-type="float">
            <text:p>0.0146</text:p>
          </table:table-cell>
          <table:table-cell table:style-name="ce15" office:value-type="float" office:value="0.1069" calcext:value-type="float">
            <text:p>0.1069</text:p>
          </table:table-cell>
          <table:table-cell table:style-name="ce9" office:value-type="float" office:value="0.0208" calcext:value-type="float">
            <text:p>0.0208</text:p>
          </table:table-cell>
          <table:table-cell table:style-name="ce15" office:value-type="float" office:value="0.1115" calcext:value-type="float">
            <text:p>0.1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table:style-name="ce14" office:value-type="float" office:value="0.0974" calcext:value-type="float">
            <text:p>0.0974</text:p>
          </table:table-cell>
          <table:table-cell table:style-name="ce9" office:value-type="float" office:value="-0.008" calcext:value-type="float">
            <text:p>-0.008</text:p>
          </table:table-cell>
          <table:table-cell table:style-name="ce15" office:value-type="float" office:value="0.1155" calcext:value-type="float">
            <text:p>0.1155</text:p>
          </table:table-cell>
          <table:table-cell table:style-name="ce9" office:value-type="float" office:value="-0.0519" calcext:value-type="float">
            <text:p>-0.0519</text:p>
          </table:table-cell>
          <table:table-cell table:style-name="ce15"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159" calcext:value-type="float">
            <text:p>0.0159</text:p>
          </table:table-cell>
          <table:table-cell table:style-name="ce15" office:value-type="float" office:value="0.1094" calcext:value-type="float">
            <text:p>0.1094</text:p>
          </table:table-cell>
          <table:table-cell table:style-name="ce9" office:value-type="float" office:value="-0.0023" calcext:value-type="float">
            <text:p>-0.0023</text:p>
          </table:table-cell>
          <table:table-cell table:style-name="ce15" office:value-type="float" office:value="0.0635" calcext:value-type="float">
            <text:p>0.06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table:style-name="ce14" office:value-type="float" office:value="0.0933" calcext:value-type="float">
            <text:p>0.0933</text:p>
          </table:table-cell>
          <table:table-cell table:style-name="ce9" office:value-type="float" office:value="0.0159" calcext:value-type="float">
            <text:p>0.0159</text:p>
          </table:table-cell>
          <table:table-cell table:style-name="ce15" office:value-type="float" office:value="0.1086" calcext:value-type="float">
            <text:p>0.1086</text:p>
          </table:table-cell>
          <table:table-cell table:style-name="ce9" office:value-type="float" office:value="-0.0032" calcext:value-type="float">
            <text:p>-0.0032</text:p>
          </table:table-cell>
          <table:table-cell table:style-name="ce15"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table:style-name="ce14" office:value-type="float" office:value="0.0928" calcext:value-type="float">
            <text:p>0.0928</text:p>
          </table:table-cell>
          <table:table-cell table:style-name="ce9" office:value-type="float" office:value="-0.0037" calcext:value-type="float">
            <text:p>-0.0037</text:p>
          </table:table-cell>
          <table:table-cell table:style-name="ce15" office:value-type="float" office:value="0.1027" calcext:value-type="float">
            <text:p>0.1027</text:p>
          </table:table-cell>
          <table:table-cell table:style-name="ce9" office:value-type="float" office:value="0.0081" calcext:value-type="float">
            <text:p>0.0081</text:p>
          </table:table-cell>
          <table:table-cell table:style-name="ce15" office:value-type="float" office:value="0.0901" calcext:value-type="float">
            <text:p>0.09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21" calcext:value-type="float">
            <text:p>0.0921</text:p>
          </table:table-cell>
          <table:table-cell table:style-name="ce9" office:value-type="float" office:value="0.0093" calcext:value-type="float">
            <text:p>0.0093</text:p>
          </table:table-cell>
          <table:table-cell table:style-name="ce15" office:value-type="float" office:value="0.1043" calcext:value-type="float">
            <text:p>0.1043</text:p>
          </table:table-cell>
          <table:table-cell table:style-name="ce9" office:value-type="float" office:value="0.0266" calcext:value-type="float">
            <text:p>0.0266</text:p>
          </table:table-cell>
          <table:table-cell table:style-name="ce15" office:value-type="float" office:value="0.0862" calcext:value-type="float">
            <text:p>0.08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table:style-name="ce14" office:value-type="float" office:value="0.1095" calcext:value-type="float">
            <text:p>0.1095</text:p>
          </table:table-cell>
          <table:table-cell table:style-name="ce9" office:value-type="float" office:value="0.0083" calcext:value-type="float">
            <text:p>0.0083</text:p>
          </table:table-cell>
          <table:table-cell table:style-name="ce15" office:value-type="float" office:value="0.1307" calcext:value-type="float">
            <text:p>0.1307</text:p>
          </table:table-cell>
          <table:table-cell table:style-name="ce9" office:value-type="float" office:value="-0.0176" calcext:value-type="float">
            <text:p>-0.0176</text:p>
          </table:table-cell>
          <table:table-cell table:style-name="ce15" office:value-type="float" office:value="0.0993" calcext:value-type="float">
            <text:p>0.0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table:style-name="ce14" office:value-type="float" office:value="0.0989" calcext:value-type="float">
            <text:p>0.0989</text:p>
          </table:table-cell>
          <table:table-cell table:style-name="ce9" office:value-type="float" office:value="0.0055" calcext:value-type="float">
            <text:p>0.0055</text:p>
          </table:table-cell>
          <table:table-cell table:style-name="ce15" office:value-type="float" office:value="0.112" calcext:value-type="float">
            <text:p>0.112</text:p>
          </table:table-cell>
          <table:table-cell table:style-name="ce9" office:value-type="float" office:value="0.0026" calcext:value-type="float">
            <text:p>0.0026</text:p>
          </table:table-cell>
          <table:table-cell table:style-name="ce15"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table:style-name="ce14" office:value-type="float" office:value="0.1005" calcext:value-type="float">
            <text:p>0.1005</text:p>
          </table:table-cell>
          <table:table-cell table:style-name="ce9" office:value-type="float" office:value="0.0014" calcext:value-type="float">
            <text:p>0.0014</text:p>
          </table:table-cell>
          <table:table-cell table:style-name="ce15" office:value-type="float" office:value="0.1121" calcext:value-type="float">
            <text:p>0.1121</text:p>
          </table:table-cell>
          <table:table-cell table:style-name="ce9" office:value-type="float" office:value="-0.0053" calcext:value-type="float">
            <text:p>-0.0053</text:p>
          </table:table-cell>
          <table:table-cell table:style-name="ce15" office:value-type="float" office:value="0.0631" calcext:value-type="float">
            <text:p>0.06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table:style-name="ce14" office:value-type="float" office:value="0.0983" calcext:value-type="float">
            <text:p>0.0983</text:p>
          </table:table-cell>
          <table:table-cell table:style-name="ce9" office:value-type="float" office:value="0.0081" calcext:value-type="float">
            <text:p>0.0081</text:p>
          </table:table-cell>
          <table:table-cell table:style-name="ce15" office:value-type="float" office:value="0.1131" calcext:value-type="float">
            <text:p>0.1131</text:p>
          </table:table-cell>
          <table:table-cell table:style-name="ce9" office:value-type="float" office:value="-0.0276" calcext:value-type="float">
            <text:p>-0.0276</text:p>
          </table:table-cell>
          <table:table-cell table:style-name="ce15" office:value-type="float" office:value="0.1127" calcext:value-type="float">
            <text:p>0.1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083" calcext:value-type="float">
            <text:p>0.0083</text:p>
          </table:table-cell>
          <table:table-cell table:style-name="ce15" office:value-type="float" office:value="0.115" calcext:value-type="float">
            <text:p>0.115</text:p>
          </table:table-cell>
          <table:table-cell table:style-name="ce9" office:value-type="float" office:value="-0.0197" calcext:value-type="float">
            <text:p>-0.0197</text:p>
          </table:table-cell>
          <table:table-cell table:style-name="ce15" office:value-type="float" office:value="0.0844" calcext:value-type="float">
            <text:p>0.08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table:style-name="ce14" office:value-type="float" office:value="0.1009" calcext:value-type="float">
            <text:p>0.1009</text:p>
          </table:table-cell>
          <table:table-cell table:style-name="ce9" office:value-type="float" office:value="0.0006" calcext:value-type="float">
            <text:p>0.0006</text:p>
          </table:table-cell>
          <table:table-cell table:style-name="ce15" office:value-type="float" office:value="0.1179" calcext:value-type="float">
            <text:p>0.1179</text:p>
          </table:table-cell>
          <table:table-cell table:style-name="ce9" office:value-type="float" office:value="0.0007" calcext:value-type="float">
            <text:p>0.0007</text:p>
          </table:table-cell>
          <table:table-cell table:style-name="ce15" office:value-type="float" office:value="0.057" calcext:value-type="float">
            <text:p>0.0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table:style-name="ce14" office:value-type="float" office:value="0.0907" calcext:value-type="float">
            <text:p>0.0907</text:p>
          </table:table-cell>
          <table:table-cell table:style-name="ce9" office:value-type="float" office:value="-0.0157" calcext:value-type="float">
            <text:p>-0.0157</text:p>
          </table:table-cell>
          <table:table-cell table:style-name="ce15" office:value-type="float" office:value="0.1084" calcext:value-type="float">
            <text:p>0.1084</text:p>
          </table:table-cell>
          <table:table-cell table:style-name="ce9" office:value-type="float" office:value="-0.0135" calcext:value-type="float">
            <text:p>-0.0135</text:p>
          </table:table-cell>
          <table:table-cell table:style-name="ce15" office:value-type="float" office:value="0.1092" calcext:value-type="float">
            <text:p>0.10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34" calcext:value-type="float">
            <text:p>0.0934</text:p>
          </table:table-cell>
          <table:table-cell table:style-name="ce9" office:value-type="float" office:value="0.0243" calcext:value-type="float">
            <text:p>0.0243</text:p>
          </table:table-cell>
          <table:table-cell table:style-name="ce15" office:value-type="float" office:value="0.1075" calcext:value-type="float">
            <text:p>0.1075</text:p>
          </table:table-cell>
          <table:table-cell table:style-name="ce9" office:value-type="float" office:value="0.012" calcext:value-type="float">
            <text:p>0.012</text:p>
          </table:table-cell>
          <table:table-cell table:style-name="ce15" office:value-type="float" office:value="0.0782" calcext:value-type="float">
            <text:p>0.07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table:style-name="ce14" office:value-type="float" office:value="0.093" calcext:value-type="float">
            <text:p>0.093</text:p>
          </table:table-cell>
          <table:table-cell table:style-name="ce9" office:value-type="float" office:value="0.0069" calcext:value-type="float">
            <text:p>0.0069</text:p>
          </table:table-cell>
          <table:table-cell table:style-name="ce15" office:value-type="float" office:value="0.1087" calcext:value-type="float">
            <text:p>0.1087</text:p>
          </table:table-cell>
          <table:table-cell table:style-name="ce9" office:value-type="float" office:value="0.0064" calcext:value-type="float">
            <text:p>0.0064</text:p>
          </table:table-cell>
          <table:table-cell table:style-name="ce15" office:value-type="float" office:value="0.0585" calcext:value-type="float">
            <text:p>0.0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table:style-name="ce14" office:value-type="float" office:value="0.0979" calcext:value-type="float">
            <text:p>0.0979</text:p>
          </table:table-cell>
          <table:table-cell table:style-name="ce9" office:value-type="float" office:value="0.0027" calcext:value-type="float">
            <text:p>0.0027</text:p>
          </table:table-cell>
          <table:table-cell table:style-name="ce15" office:value-type="float" office:value="0.1146" calcext:value-type="float">
            <text:p>0.1146</text:p>
          </table:table-cell>
          <table:table-cell table:style-name="ce9" office:value-type="float" office:value="0.0145" calcext:value-type="float">
            <text:p>0.0145</text:p>
          </table:table-cell>
          <table:table-cell table:style-name="ce15" office:value-type="float" office:value="0.1039" calcext:value-type="float">
            <text:p>0.1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table:style-name="ce14" office:value-type="float" office:value="0.1044" calcext:value-type="float">
            <text:p>0.1044</text:p>
          </table:table-cell>
          <table:table-cell table:style-name="ce9" office:value-type="float" office:value="0.0188" calcext:value-type="float">
            <text:p>0.0188</text:p>
          </table:table-cell>
          <table:table-cell table:style-name="ce15" office:value-type="float" office:value="0.1219" calcext:value-type="float">
            <text:p>0.1219</text:p>
          </table:table-cell>
          <table:table-cell table:style-name="ce9" office:value-type="float" office:value="0.0135" calcext:value-type="float">
            <text:p>0.0135</text:p>
          </table:table-cell>
          <table:table-cell table:style-name="ce15" office:value-type="float" office:value="0.0795" calcext:value-type="float">
            <text:p>0.07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1031" calcext:value-type="float">
            <text:p>0.1031</text:p>
          </table:table-cell>
          <table:table-cell table:style-name="ce9" office:value-type="float" office:value="0.0081" calcext:value-type="float">
            <text:p>0.0081</text:p>
          </table:table-cell>
          <table:table-cell table:style-name="ce15" office:value-type="float" office:value="0.1172" calcext:value-type="float">
            <text:p>0.1172</text:p>
          </table:table-cell>
          <table:table-cell table:style-name="ce9" office:value-type="float" office:value="-0.0004" calcext:value-type="float">
            <text:p>-0.0004</text:p>
          </table:table-cell>
          <table:table-cell table:style-name="ce15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3">
            <text:p>Model</text:p>
          </table:table-cell>
          <table:table-cell table:style-name="ce10" office:value-type="string" calcext:value-type="string" table:number-columns-spanned="1" table:number-rows-spanned="3">
            <text:p>Suma odchyleń</text:p>
          </table:table-cell>
          <table:table-cell table:number-columns-repeated="10"/>
        </table:table-row>
        <table:table-row table:style-name="ro1">
          <table:table-cell table:number-columns-repeated="4"/>
          <table:covered-table-cell table:style-name="ce6"/>
          <table:covered-table-cell table:style-name="ce11"/>
          <table:table-cell table:number-columns-repeated="10"/>
        </table:table-row>
        <table:table-row table:style-name="ro1">
          <table:table-cell table:number-columns-repeated="4"/>
          <table:covered-table-cell table:style-name="ce6"/>
          <table:covered-table-cell table:style-name="ce11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table:style-name="ce12" table:formula="of:=SUM([.G8];[.I8];[.K8])" office:value-type="float" office:value="0.3382" calcext:value-type="float">
            <text:p>0.33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table:style-name="ce12" table:formula="of:=SUM([.G9];[.I9];[.K9])" office:value-type="float" office:value="0.2984" calcext:value-type="float">
            <text:p>0.29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table:style-name="ce12" table:formula="of:=SUM([.G10];[.I10];[.K10])" office:value-type="float" office:value="0.2884" calcext:value-type="float">
            <text:p>0.28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table:style-name="ce12" table:formula="of:=SUM([.G11];[.I11];[.K11])" office:value-type="float" office:value="0.3085" calcext:value-type="float">
            <text:p>0.30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table:style-name="ce12" table:formula="of:=SUM([.G12];[.I12];[.K12])" office:value-type="float" office:value="0.2931" calcext:value-type="float">
            <text:p>0.29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table:style-name="ce12" table:formula="of:=SUM([.G13];[.I13];[.K13])" office:value-type="float" office:value="0.2886" calcext:value-type="float">
            <text:p>0.28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table:style-name="ce12" table:formula="of:=SUM([.G14];[.I14];[.K14])" office:value-type="float" office:value="0.342" calcext:value-type="float">
            <text:p>0.3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table:style-name="ce12" table:formula="of:=SUM([.G15];[.I15];[.K15])" office:value-type="float" office:value="0.2963" calcext:value-type="float">
            <text:p>0.29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table:style-name="ce12" table:formula="of:=SUM([.G16];[.I16];[.K16])" office:value-type="float" office:value="0.2793" calcext:value-type="float">
            <text:p>0.27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table:style-name="ce12" table:formula="of:=SUM([.G17];[.I17];[.K17])" office:value-type="float" office:value="0.3119" calcext:value-type="float">
            <text:p>0.3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table:style-name="ce12" table:formula="of:=SUM([.G18];[.I18];[.K18])" office:value-type="float" office:value="0.3301" calcext:value-type="float">
            <text:p>0.33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table:style-name="ce12" table:formula="of:=SUM([.G19];[.I19];[.K19])" office:value-type="float" office:value="0.2693" calcext:value-type="float">
            <text:p>0.2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table:style-name="ce12" table:formula="of:=SUM([.G20];[.I20];[.K20])" office:value-type="float" office:value="0.3147" calcext:value-type="float">
            <text:p>0.31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table:style-name="ce12" table:formula="of:=SUM([.G21];[.I21];[.K21])" office:value-type="float" office:value="0.2856" calcext:value-type="float">
            <text:p>0.28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table:style-name="ce12" table:formula="of:=SUM([.G22];[.I22];[.K22])" office:value-type="float" office:value="0.2826" calcext:value-type="float">
            <text:p>0.28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table:style-name="ce12" table:formula="of:=SUM([.G23];[.I23];[.K23])" office:value-type="float" office:value="0.3395" calcext:value-type="float">
            <text:p>0.33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table:style-name="ce12" table:formula="of:=SUM([.G24];[.I24];[.K24])" office:value-type="float" office:value="0.2791" calcext:value-type="float">
            <text:p>0.2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table:style-name="ce12" table:formula="of:=SUM([.G25];[.I25];[.K25])" office:value-type="float" office:value="0.2757" calcext:value-type="float">
            <text:p>0.27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table:style-name="ce12" table:formula="of:=SUM([.G26];[.I26];[.K26])" office:value-type="float" office:value="0.3241" calcext:value-type="float">
            <text:p>0.32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table:style-name="ce12" table:formula="of:=SUM([.G27];[.I27];[.K27])" office:value-type="float" office:value="0.2958" calcext:value-type="float">
            <text:p>0.29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table:style-name="ce12" table:formula="of:=SUM([.G28];[.I28];[.K28])" office:value-type="float" office:value="0.2758" calcext:value-type="float">
            <text:p>0.27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table:style-name="ce12" table:formula="of:=SUM([.G29];[.I29];[.K29])" office:value-type="float" office:value="0.3083" calcext:value-type="float">
            <text:p>0.30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table:style-name="ce12" table:formula="of:=SUM([.G30];[.I30];[.K30])" office:value-type="float" office:value="0.2791" calcext:value-type="float">
            <text:p>0.2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table:style-name="ce12" table:formula="of:=SUM([.G31];[.I31];[.K31])" office:value-type="float" office:value="0.2602" calcext:value-type="float">
            <text:p>0.26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table:style-name="ce12" table:formula="of:=SUM([.G32];[.I32];[.K32])" office:value-type="float" office:value="0.3164" calcext:value-type="float">
            <text:p>0.31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table:style-name="ce12" table:formula="of:=SUM([.G33];[.I33];[.K33])" office:value-type="float" office:value="0.3058" calcext:value-type="float">
            <text:p>0.30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table:style-name="ce12" table:formula="of:=SUM([.G34];[.I34];[.K34])" office:value-type="float" office:value="0.2791" calcext:value-type="float">
            <text:p>0.2791</text:p>
          </table:table-cell>
          <table:table-cell table:number-columns-repeated="10"/>
        </table:table-row>
      </table:table>
      <table:table table:name="tes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"/>
        <table:table-column table:style-name="co5" table:default-cell-style-name="ce9"/>
        <table:table-column table:style-name="co6" table:default-cell-style-name="ce14"/>
        <table:table-column table:style-name="co7" table:default-cell-style-name="ce9"/>
        <table:table-column table:style-name="co6" table:default-cell-style-name="ce15"/>
        <table:table-column table:style-name="co9" table:default-cell-style-name="ce9"/>
        <table:table-column table:style-name="co5" table:default-cell-style-name="ce15"/>
        <table:table-column table:style-name="co10" table:number-columns-repeated="3" table:default-cell-style-name="Default"/>
        <table:table-row table:style-name="ro1" table:number-rows-repeated="4">
          <table:table-cell table:number-columns-repeated="4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3">
            <text:p>Model</text:p>
          </table:table-cell>
          <table:table-cell table:style-name="ce7" office:value-type="string" calcext:value-type="string" table:number-columns-spanned="2" table:number-rows-spanned="1">
            <text:p>Oś X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Oś Y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Kąt</text:p>
          </table:table-cell>
          <table:covered-table-cell table:style-name="ce2"/>
          <table:table-cell table:number-columns-repeated="3"/>
        </table:table-row>
        <table:table-row table:style-name="ro1" table:visibility="collapse">
          <table:table-cell table:number-columns-repeated="4"/>
          <table:covered-table-cell table:style-name="ce6"/>
          <table:table-cell table:style-name="ce2" table:number-columns-repeated="6"/>
          <table:table-cell table:number-columns-repeated="3"/>
        </table:table-row>
        <table:table-row table:style-name="ro2">
          <table:table-cell table:number-columns-repeated="4"/>
          <table:covered-table-cell table:style-name="ce6"/>
          <table:table-cell table:style-name="ce17" office:value-type="string" calcext:value-type="string">
            <text:p>wartość średnia [m]</text:p>
          </table:table-cell>
          <table:table-cell table:style-name="ce13" office:value-type="string" calcext:value-type="string">
            <text:p>odchylenie standardowe [m]</text:p>
          </table:table-cell>
          <table:table-cell table:style-name="ce17" office:value-type="string" calcext:value-type="string">
            <text:p>wartość średnia [m]</text:p>
          </table:table-cell>
          <table:table-cell table:style-name="ce13" office:value-type="string" calcext:value-type="string">
            <text:p>odchylenie standardowe [m]</text:p>
          </table:table-cell>
          <table:table-cell table:style-name="ce17" office:value-type="string" calcext:value-type="string">
            <text:p>wartość średnia [rad]</text:p>
          </table:table-cell>
          <table:table-cell table:style-name="ce18" office:value-type="string" calcext:value-type="string">
            <text:p>odchylenie standardowe [rad]</text:p>
          </table:table-cell>
          <table:table-cell table:number-columns-repeated="2"/>
          <table:table-cell table:style-name="ce19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1126" calcext:value-type="float">
            <text:p>0.11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997" calcext:value-type="float">
            <text:p>0.0997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79" calcext:value-type="float">
            <text:p>0.0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1063" calcext:value-type="float">
            <text:p>0.1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969" calcext:value-type="float">
            <text:p>0.096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032" calcext:value-type="float">
            <text:p>0.10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805" calcext:value-type="float">
            <text:p>0.08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1063" calcext:value-type="float">
            <text:p>0.1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63" calcext:value-type="float">
            <text:p>0.11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811" calcext:value-type="float">
            <text:p>0.08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91" calcext:value-type="float">
            <text:p>0.05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115" calcext:value-type="float">
            <text:p>0.11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974" calcext:value-type="float">
            <text:p>0.0974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72" calcext:value-type="float">
            <text:p>0.11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0635" calcext:value-type="float">
            <text:p>0.06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1128" calcext:value-type="float">
            <text:p>0.1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0.0928" calcext:value-type="float">
            <text:p>0.092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901" calcext:value-type="float">
            <text:p>0.09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862" calcext:value-type="float">
            <text:p>0.08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993" calcext:value-type="float">
            <text:p>0.09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682" calcext:value-type="float">
            <text:p>0.06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0631" calcext:value-type="float">
            <text:p>0.06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1127" calcext:value-type="float">
            <text:p>0.11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0.0844" calcext:value-type="float">
            <text:p>0.08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1092" calcext:value-type="float">
            <text:p>0.10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82" calcext:value-type="float">
            <text:p>0.07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85" calcext:value-type="float">
            <text:p>0.05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039" calcext:value-type="float">
            <text:p>0.10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795" calcext:value-type="float">
            <text:p>0.07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588" calcext:value-type="float">
            <text:p>0.058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est_results_2_2.I41:test_results_2_2.J6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test_results_2.E42:test_results_2.F6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16:51:27.867724002</dc:date>
    <meta:editing-duration>PT23M52S</meta:editing-duration>
    <meta:editing-cycles>5</meta:editing-cycles>
    <meta:generator>LibreOffice/7.3.7.2$Linux_X86_64 LibreOffice_project/30$Build-2</meta:generator>
    <meta:document-statistic meta:table-count="3" meta:cell-count="787" meta:object-count="0"/>
  </office:meta>
</office:document-meta>
</file>